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wrap-option="wrap" fo:border="0.06pt solid #000000"/>
      <style:text-properties style:use-window-font-color="true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 fo:border="0.06pt solid #000000"/>
      <style:text-properties style:font-name="Liberation Sans Narrow" fo:font-weight="bold" style:font-weight-asian="bold" style:font-weight-complex="bold"/>
    </style:style>
    <style:style style:name="ce4" style:family="table-cell" style:parent-style-name="Default">
      <style:table-cell-properties fo:background-color="#00a933" fo:border="0.06pt solid #000000"/>
      <style:text-properties style:font-name="Liberation Sans Narrow" fo:font-weight="bold" style:font-weight-asian="bold" style:font-weight-complex="bold"/>
    </style:style>
    <style:style style:name="ce5" style:family="table-cell" style:parent-style-name="Default">
      <style:table-cell-properties fo:background-color="#ff0000" fo:border="0.06pt solid #000000"/>
      <style:text-properties style:font-name="DejaVu Serif"/>
    </style:style>
    <style:style style:name="ce6" style:family="table-cell" style:parent-style-name="Default">
      <style:table-cell-properties fo:background-color="#00a933" fo:border="0.06pt solid #000000"/>
      <style:text-properties style:font-name="DejaVu Serif"/>
    </style:style>
    <style:style style:name="ce7" style:family="table-cell" style:parent-style-name="Default">
      <style:table-cell-properties fo:background-color="#ff0000" fo:wrap-option="wrap" fo:border="0.06pt solid #000000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a933" fo:wrap-option="wrap" fo:border="0.06pt solid #000000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ackground-color="#00a933" fo:border="0.06pt solid #000000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1" table:number-columns-repeated="4" table:default-cell-style-name="ce1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PU DB TIME</text:p>
          </table:table-cell>
          <table:table-cell table:style-name="ce1" office:value-type="string" calcext:value-type="string">
            <text:p>CPU TIME</text:p>
          </table:table-cell>
          <table:table-cell table:style-name="ce1" office:value-type="string" calcext:value-type="string">
            <text:p>SPEEDUP</text:p>
          </table:table-cell>
          <table:table-cell table:style-name="ce11" table:number-columns-repeated="4"/>
        </table:table-row>
        <table:table-row table:style-name="ro1">
          <table:table-cell table:style-name="ce2" office:value-type="string" calcext:value-type="string">
            <text:p>BIOCEPG</text:p>
          </table:table-cell>
          <table:table-cell office:value-type="float" office:value="0.000328704" calcext:value-type="float">
            <text:p>0.000328704</text:p>
          </table:table-cell>
          <table:table-cell office:value-type="float" office:value="0.00625852" calcext:value-type="float">
            <text:p>0.00625852</text:p>
          </table:table-cell>
          <table:table-cell table:formula="of:=([.C2]/[.B2])" office:value-type="float" office:value="19.0399873442368" calcext:value-type="float">
            <text:p>19.03998734423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ODMCX </text:p>
          </table:table-cell>
          <table:table-cell office:value-type="float" office:value="0.0008448" calcext:value-type="float">
            <text:p>0.0008448</text:p>
          </table:table-cell>
          <table:table-cell office:value-type="float" office:value="0.00477213" calcext:value-type="float">
            <text:p>0.00477213</text:p>
          </table:table-cell>
          <table:table-cell table:formula="of:=([.C3]/[.B3])" office:value-type="float" office:value="5.648828125" calcext:value-type="float">
            <text:p>5.6488281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OHSLC</text:p>
          </table:table-cell>
          <table:table-cell office:value-type="float" office:value="0.000935712" calcext:value-type="float">
            <text:p>0.000935712</text:p>
          </table:table-cell>
          <table:table-cell office:value-type="float" office:value="0.0020165" calcext:value-type="float">
            <text:p>0.0020165</text:p>
          </table:table-cell>
          <table:table-cell table:formula="of:=([.C4]/[.B4])" office:value-type="float" office:value="2.15504343216716" calcext:value-type="float">
            <text:p>2.15504343216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CGT</text:p>
          </table:table-cell>
          <table:table-cell office:value-type="float" office:value="0.000348896" calcext:value-type="float">
            <text:p>0.000348896</text:p>
          </table:table-cell>
          <table:table-cell office:value-type="float" office:value="0.00204809" calcext:value-type="float">
            <text:p>0.00204809</text:p>
          </table:table-cell>
          <table:table-cell table:formula="of:=([.C5]/[.B5])" office:value-type="float" office:value="5.87020200862148" calcext:value-type="float">
            <text:p>5.87020200862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CHT</text:p>
          </table:table-cell>
          <table:table-cell office:value-type="float" office:value="0.000370688" calcext:value-type="float">
            <text:p>0.000370688</text:p>
          </table:table-cell>
          <table:table-cell office:value-type="float" office:value="0.00697327" calcext:value-type="float">
            <text:p>0.00697327</text:p>
          </table:table-cell>
          <table:table-cell table:formula="of:=([.C6]/[.B6])" office:value-type="float" office:value="18.8116960894337" calcext:value-type="float">
            <text:p>18.811696089433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IOHUMANGENE</text:p>
          </table:table-cell>
          <table:table-cell table:style-name="ce6" office:value-type="float" office:value="0.0552059" calcext:value-type="float">
            <text:p>0.0552059</text:p>
          </table:table-cell>
          <table:table-cell table:style-name="ce8" office:value-type="float" office:value="4.50084" calcext:value-type="float">
            <text:p>4.50084</text:p>
          </table:table-cell>
          <table:table-cell table:style-name="ce10" table:formula="of:=([.C7]/[.B7])" office:value-type="float" office:value="81.5282424523466" calcext:value-type="float">
            <text:p>81.5282424523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MOUSEGENE</text:p>
          </table:table-cell>
          <table:table-cell office:value-type="float" office:value="0.998153" calcext:value-type="float">
            <text:p>0.998153</text:p>
          </table:table-cell>
          <table:table-cell office:value-type="float" office:value="7.54229" calcext:value-type="float">
            <text:p>7.54229</text:p>
          </table:table-cell>
          <table:table-cell table:formula="of:=([.C8]/[.B8])" office:value-type="float" office:value="7.55624638707693" calcext:value-type="float">
            <text:p>7.55624638707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WORMNET</text:p>
          </table:table-cell>
          <table:table-cell office:value-type="float" office:value="0.000372416" calcext:value-type="float">
            <text:p>0.000372416</text:p>
          </table:table-cell>
          <table:table-cell office:value-type="float" office:value="0.00253452" calcext:value-type="float">
            <text:p>0.00253452</text:p>
          </table:table-cell>
          <table:table-cell table:formula="of:=([.C9]/[.B9])" office:value-type="float" office:value="6.80561522598385" calcext:value-type="float">
            <text:p>6.80561522598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FLY</text:p>
          </table:table-cell>
          <table:table-cell office:value-type="float" office:value="0.000282528" calcext:value-type="float">
            <text:p>0.000282528</text:p>
          </table:table-cell>
          <table:table-cell office:value-type="float" office:value="0.000326714" calcext:value-type="float">
            <text:p>0.000326714</text:p>
          </table:table-cell>
          <table:table-cell table:formula="of:=([.C10]/[.B10])" office:value-type="float" office:value="1.15639511835995" calcext:value-type="float">
            <text:p>1.15639511835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MOUSE</text:p>
          </table:table-cell>
          <table:table-cell office:value-type="float" office:value="0.000093184" calcext:value-type="float">
            <text:p>9.3184E-05</text:p>
          </table:table-cell>
          <table:table-cell office:value-type="float" office:value="0.000998777" calcext:value-type="float">
            <text:p>0.000998777</text:p>
          </table:table-cell>
          <table:table-cell table:formula="of:=([.C11]/[.B11])" office:value-type="float" office:value="10.7183314732143" calcext:value-type="float">
            <text:p>10.718331473214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500</text:p>
          </table:table-cell>
          <table:table-cell table:style-name="ce6" office:value-type="float" office:value="0.000128032" calcext:value-type="float">
            <text:p>0.000128032</text:p>
          </table:table-cell>
          <table:table-cell table:style-name="ce8" office:value-type="float" office:value="0.0121547" calcext:value-type="float">
            <text:p>0.0121547</text:p>
          </table:table-cell>
          <table:table-cell table:style-name="ce10" table:formula="of:=([.C12]/[.B12])" office:value-type="float" office:value="94.9348600349912" calcext:value-type="float">
            <text:p>94.934860034991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EACXC</text:p>
          </table:table-cell>
          <table:table-cell table:style-name="ce6" office:value-type="float" office:value="0.000118784" calcext:value-type="float">
            <text:p>0.000118784</text:p>
          </table:table-cell>
          <table:table-cell table:style-name="ce8" office:value-type="float" office:value="0.00261246" calcext:value-type="float">
            <text:p>0.00261246</text:p>
          </table:table-cell>
          <table:table-cell table:style-name="ce10" table:formula="of:=([.C13]/[.B13])" office:value-type="float" office:value="21.9933661099138" calcext:value-type="float">
            <text:p>21.993366109913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EAFLW</text:p>
          </table:table-cell>
          <table:table-cell table:style-name="ce6" office:value-type="float" office:value="0.000120736" calcext:value-type="float">
            <text:p>0.000120736</text:p>
          </table:table-cell>
          <table:table-cell table:style-name="ce8" office:value-type="float" office:value="0.00271303" calcext:value-type="float">
            <text:p>0.00271303</text:p>
          </table:table-cell>
          <table:table-cell table:style-name="ce10" table:formula="of:=([.C14]/[.B14])" office:value-type="float" office:value="22.4707626557116" calcext:value-type="float">
            <text:p>22.4707626557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PWTK</text:p>
          </table:table-cell>
          <table:table-cell office:value-type="float" office:value="1.05849" calcext:value-type="float">
            <text:p>1.05849</text:p>
          </table:table-cell>
          <table:table-cell office:value-type="float" office:value="0.083145" calcext:value-type="float">
            <text:p>0.083145</text:p>
          </table:table-cell>
          <table:table-cell table:formula="of:=([.C15]/[.B15])" office:value-type="float" office:value="0.0785505767650143" calcext:value-type="float">
            <text:p>0.0785505767650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21:44:41.165783228</meta:creation-date>
    <dc:date>2022-07-11T22:07:25.079678644</dc:date>
    <meta:editing-duration>PT12M9S</meta:editing-duration>
    <meta:editing-cycles>2</meta:editing-cycles>
    <meta:generator>LibreOffice/6.4.7.2$Linux_X86_64 LibreOffice_project/40$Build-2</meta:generator>
    <meta:document-statistic meta:table-count="1" meta:cell-count="60" meta:object-count="0"/>
  </office:meta>
</office:document-meta>
</file>